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3" style:family="paragraph" style:parent-style-name="Title" style:master-page-name="Standard">
      <style:paragraph-properties fo:text-align="center" style:justify-single-word="false"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toswgs9kw7i4"/>FORMAS NORMALES SEGÚN ABRAHAM SILBERSCHATZ</text:p>
      <text:p text:style-name="Standard"/>
      <text:p text:style-name="Heading_20_1"><text:bookmark text:name="_2k6xcs36kb40"/>PRIMERA FORMA NORMAL</text:p>
      <text:p text:style-name="Standard">La primera forma normal, impone un requisito muy elemental a las relaciones; a diferencia de las demás formas normales, no exige información adicional como las dependencias funcionales.Un dominio es atómico si se considera que los elementos del dominio son unidades indivisibles. Se dice que el esquema de una relación R está en la primera forma normal (1FN) si los dominios de todos los atributos de R son atómicos.Un conjunto de nombres es un ejemplo de valor no atómico. Por ejemplo, si el esquema de la relación empleado incluyera el atributo hijos, los elementos de cuyo dominio son conjuntos de nombres, el esquema no se hallaría en la primera forma normal.</text:p>
      <text:p text:style-name="Standard"/>
      <text:p text:style-name="Heading_20_1"><text:bookmark text:name="_rvbp3pm2itgn"/>FORMA NORMAL DE BOYCE-CODD</text:p>
      <text:p text:style-name="P1">La forma normal de Boyce-Codd requiere que no existan dependencias funcionales no triviales de los atributos que no sean un conjunto de la clave candidata. En base de datos un atributo determinante es un atributo del que depende funcionalmente de manera completa algún otro atributo. Todo determinante es una clave candidata.</text:p>
      <text:p text:style-name="P1">Como una tabla está en Forma Normal de Boyce-Codd si solo existen dependencias funcionales elementales que dependan de la clave primaria o de cualquier clave alternativa. Si la clave primaria está formada por un solo atributo y está en 3FN, ésta a su vez está en FNBC. Cómo en una tabla en 3FN, todos los atributos dependen de una clave, de la clave completa y de ninguna otra cosa excepto de la clave. Se dice que una tabla está en FNBC si y solo si está en 3FN y cada dependencia funcional no trivial tiene una clave candidata como determinante. En términos menos formales, una tabla está en FNBC si está 3FN y los únicos determinantes son claves candidata.</text:p>
      <text:p text:style-name="P1"/>
      <text:p text:style-name="Heading_20_1"><text:bookmark text:name="_sbp5k81dcooy"/>TERCERA FORMA NORMAL</text:p>
      <text:p text:style-name="P1">FNBC exige que todas las dependencias no triviales sean de la forma α→βdonde αes una superclave. 3FN relaja ligeramente esta restricción permitiendo dependencias funcionales no triviales cuya parte izquierda no sea una superclave.Un esquema de relación R está en tercera forma normal (3FN)respecto a un conjunto F de dependencias funcionales si, para todas las dependencias funcionales de F+de la forma α→β,donde α⊆Ry β⊆R,se cumple al menos una de las siguientes condiciones:</text:p>
      <text:list xml:id="list828626094" text:style-name="WWNum1">
        <text:list-item>
          <text:p text:style-name="P2">α→βes una dependencia funcional trivial.</text:p>
        </text:list-item>
        <text:list-item>
          <text:p text:style-name="P2">αes una superclave de R.</text:p>
        </text:list-item>
        <text:list-item>
          <text:p text:style-name="P2">Cada atributo Ade β– αestá contenido en alguna clave candidata de R.</text:p>
        </text:list-item>
      </text:list>
      <text:p text:style-name="P1">Obsérvese que la tercera condición no dice que una sola clave candidata deba contener todos los atributos deα→β; cada atributo Ade α→βpuede estar contenido en una clave candidata diferente.</text:p>
      <text:p text:style-name="P1">Las dos primeras alternativas son iguales que las dos alternativas de la definición de FNBC. La tercera alternativa de la definición de 3FN parece bastante intuitiva, y no resulta evidente el motivo de su utilidad. Representa, en cierto sentido, una relajación mínima de las condiciones de FNBC que ayudan a asegurar que cada esquema tenga una descomposición que conserve las dependencias en 3FN. Su finalidad se aclarará más ade-lante, cuando se estudie la descomposición en 3FN.</text:p>
      <text:p text:style-name="P1">Obsérvese que cualquier esquema que satisfagaFNBC satisface también 3FN, ya que cada una de sus dependencias funcionales satisfará una de las dos primeras alternativas. Por tanto, FNBC es una restricción más estricta que 3FN.</text:p>
      <text:p text:style-name="P1">La definición de 3FN permite ciertas dependencias funcionales que no se permitían en FNBC. Una depen-dencia α→βque sólo satisfaga la tercera alternativa de la definición de 3FN no se permitiría en FNBC, pero sí se permite en 3F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568" meta:character-count="3489" meta:non-whitespace-character-count="2938"/>
    <meta:generator>LibreOfficeDev/6.0.5.2$Linux_X86_64 LibreOffice_project/</meta:generator>
  </office:meta>
</office:document-meta>
</file>